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76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33ff99"/>
    </style:style>
    <style:style style:name="ce10" style:family="table-cell" style:parent-style-name="Default">
      <style:table-cell-properties fo:background-color="#cccc99"/>
    </style:style>
    <style:style style:name="ce11" style:family="table-cell" style:parent-style-name="Default">
      <style:table-cell-properties fo:background-color="#66cc99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6" table:default-cell-style-name="Default"/>
        <table:table-row table:style-name="ro2">
          <table:table-cell table:style-name="ce6" office:value-type="string" calcext:value-type="string">
            <text:p>Material for all vers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3]*[.C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D4]*[.C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ransistor</text:p>
          </table:table-cell>
          <table:table-cell office:value-type="string" calcext:value-type="string">
            <text:p>TIP122? BC548? IRF520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5]*[.C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6]*[.C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0]*[.C1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1]*[.C1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l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2]*[.C1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]*[.C1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6]*[.C1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17]*[.C17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witches</text:p>
          </table:table-cell>
          <table:table-cell table:number-columns-repeated="3"/>
          <table:table-cell table:formula="of:=[.D18]*[.C18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uttons</text:p>
          </table:table-cell>
          <table:table-cell table:number-columns-repeated="3"/>
          <table:table-cell table:formula="of:=[.D19]*[.C1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0]*[.C20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1]*[.C21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2]*[.C22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3]*[.C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4]*[.C2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Material for all versions" calcext:value-type="string">
            <text:p>Material for all versions</text:p>
          </table:table-cell>
          <table:table-cell table:formula="of:=[.E2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4])" office:value-type="float" office:value="0" calcext:value-type="float">
            <text:p>0</text:p>
          </table:table-cell>
          <table:table-cell table:number-columns-repeated="4"/>
        </table:table-row>
      </table:table>
      <table:table table:name="eagle_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6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row table:style-name="ro2">
          <table:table-cell office:value-type="string" calcext:value-type="string">
            <text:p>Vp values</text:p>
          </table:table-cell>
          <table:table-cell office:value-type="string" calcext:value-type="string">
            <text:p>Va values</text:p>
          </table:table-cell>
          <table:table-cell office:value-type="string" calcext:value-type="string">
            <text:p>Vp/d values</text:p>
          </table:table-cell>
          <table:table-cell/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$E$2]-[.C2]" office:value-type="float" office:value="11.4344422700587" calcext:value-type="float">
            <text:p>11.4344422700587</text:p>
          </table:table-cell>
          <table:table-cell table:formula="of:=[.A2]/[.$F$2]" office:value-type="float" office:value="1.56555772994129" calcext:value-type="float">
            <text:p>1.5655577299412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K11]" office:value-type="float" office:value="15.33" calcext:value-type="float">
            <text:p>15.33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$E$2]-[.C3]" office:value-type="float" office:value="11.4996738421396" calcext:value-type="float">
            <text:p>11.4996738421396</text:p>
          </table:table-cell>
          <table:table-cell table:formula="of:=[.A3]/[.$F$2]" office:value-type="float" office:value="1.5003261578604" calcext:value-type="float">
            <text:p>1.5003261578604</text:p>
          </table:table-cell>
          <table:table-cell table:number-columns-repeated="11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$E$2]-[.C4]" office:value-type="float" office:value="11.5649054142205" calcext:value-type="float">
            <text:p>11.5649054142205</text:p>
          </table:table-cell>
          <table:table-cell table:formula="of:=[.A4]/[.$F$2]" office:value-type="float" office:value="1.43509458577952" calcext:value-type="float">
            <text:p>1.43509458577952</text:p>
          </table:table-cell>
          <table:table-cell table:number-columns-repeated="11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$E$2]-[.C5]" office:value-type="float" office:value="11.6301369863014" calcext:value-type="float">
            <text:p>11.6301369863014</text:p>
          </table:table-cell>
          <table:table-cell table:formula="of:=[.A5]/[.$F$2]" office:value-type="float" office:value="1.36986301369863" calcext:value-type="float">
            <text:p>1.36986301369863</text:p>
          </table:table-cell>
          <table:table-cell table:number-columns-repeated="11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$E$2]-[.C6]" office:value-type="float" office:value="11.6953685583823" calcext:value-type="float">
            <text:p>11.6953685583823</text:p>
          </table:table-cell>
          <table:table-cell table:formula="of:=[.A6]/[.$F$2]" office:value-type="float" office:value="1.30463144161774" calcext:value-type="float">
            <text:p>1.30463144161774</text:p>
          </table:table-cell>
          <table:table-cell table:number-columns-repeated="11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$E$2]-[.C7]" office:value-type="float" office:value="11.7606001304631" calcext:value-type="float">
            <text:p>11.7606001304631</text:p>
          </table:table-cell>
          <table:table-cell table:formula="of:=[.A7]/[.$F$2]" office:value-type="float" office:value="1.23939986953686" calcext:value-type="float">
            <text:p>1.23939986953686</text:p>
          </table:table-cell>
          <table:table-cell table:number-columns-repeated="11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$E$2]-[.C8]" office:value-type="float" office:value="11.825831702544" calcext:value-type="float">
            <text:p>11.825831702544</text:p>
          </table:table-cell>
          <table:table-cell table:formula="of:=[.A8]/[.$F$2]" office:value-type="float" office:value="1.17416829745597" calcext:value-type="float">
            <text:p>1.17416829745597</text:p>
          </table:table-cell>
          <table:table-cell table:number-columns-repeated="11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$E$2]-[.C9]" office:value-type="float" office:value="11.8910632746249" calcext:value-type="float">
            <text:p>11.8910632746249</text:p>
          </table:table-cell>
          <table:table-cell table:formula="of:=[.A9]/[.$F$2]" office:value-type="float" office:value="1.10893672537508" calcext:value-type="float">
            <text:p>1.10893672537508</text:p>
          </table:table-cell>
          <table:table-cell table:number-columns-repeated="11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$E$2]-[.C10]" office:value-type="float" office:value="11.9562948467058" calcext:value-type="float">
            <text:p>11.9562948467058</text:p>
          </table:table-cell>
          <table:table-cell table:formula="of:=[.A10]/[.$F$2]" office:value-type="float" office:value="1.04370515329419" calcext:value-type="float">
            <text:p>1.04370515329419</text:p>
          </table:table-cell>
          <table:table-cell table:number-columns-repeated="7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$E$2]-[.C11]" office:value-type="float" office:value="12.0215264187867" calcext:value-type="float">
            <text:p>12.0215264187867</text:p>
          </table:table-cell>
          <table:table-cell table:formula="of:=[.A11]/[.$F$2]" office:value-type="float" office:value="0.978473581213307" calcext:value-type="float">
            <text:p>0.978473581213307</text:p>
          </table:table-cell>
          <table:table-cell table:number-columns-repeated="7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$E$2]-[.C12]" office:value-type="float" office:value="12.0867579908676" calcext:value-type="float">
            <text:p>12.0867579908676</text:p>
          </table:table-cell>
          <table:table-cell table:formula="of:=[.A12]/[.$F$2]" office:value-type="float" office:value="0.91324200913242" calcext:value-type="float">
            <text:p>0.9132420091324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$E$2]-[.C13]" office:value-type="float" office:value="12.1519895629485" calcext:value-type="float">
            <text:p>12.1519895629485</text:p>
          </table:table-cell>
          <table:table-cell table:formula="of:=[.A13]/[.$F$2]" office:value-type="float" office:value="0.848010437051533" calcext:value-type="float">
            <text:p>0.848010437051533</text:p>
          </table:table-cell>
          <table:table-cell table:number-columns-repeated="11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$E$2]-[.C14]" office:value-type="float" office:value="12.2172211350294" calcext:value-type="float">
            <text:p>12.2172211350294</text:p>
          </table:table-cell>
          <table:table-cell table:formula="of:=[.A14]/[.$F$2]" office:value-type="float" office:value="0.782778864970646" calcext:value-type="float">
            <text:p>0.782778864970646</text:p>
          </table:table-cell>
          <table:table-cell table:number-columns-repeated="11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$E$2]-[.C15]" office:value-type="float" office:value="12.2824527071102" calcext:value-type="float">
            <text:p>12.2824527071102</text:p>
          </table:table-cell>
          <table:table-cell table:formula="of:=[.A15]/[.$F$2]" office:value-type="float" office:value="0.717547292889759" calcext:value-type="float">
            <text:p>0.717547292889759</text:p>
          </table:table-cell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$E$2]-[.C16]" office:value-type="float" office:value="12.3476842791911" calcext:value-type="float">
            <text:p>12.3476842791911</text:p>
          </table:table-cell>
          <table:table-cell table:formula="of:=[.A16]/[.$F$2]" office:value-type="float" office:value="0.652315720808871" calcext:value-type="float">
            <text:p>0.652315720808871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$E$2]-[.C17]" office:value-type="float" office:value="12.412915851272" calcext:value-type="float">
            <text:p>12.412915851272</text:p>
          </table:table-cell>
          <table:table-cell table:formula="of:=[.A17]/[.$F$2]" office:value-type="float" office:value="0.587084148727984" calcext:value-type="float">
            <text:p>0.587084148727984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$E$2]-[.C18]" office:value-type="float" office:value="12.4781474233529" calcext:value-type="float">
            <text:p>12.4781474233529</text:p>
          </table:table-cell>
          <table:table-cell table:formula="of:=[.A18]/[.$F$2]" office:value-type="float" office:value="0.521852576647097" calcext:value-type="float">
            <text:p>0.521852576647097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$E$2]-[.C19]" office:value-type="float" office:value="12.5433789954338" calcext:value-type="float">
            <text:p>12.5433789954338</text:p>
          </table:table-cell>
          <table:table-cell table:formula="of:=[.A19]/[.$F$2]" office:value-type="float" office:value="0.45662100456621" calcext:value-type="float">
            <text:p>0.45662100456621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$E$2]-[.C20]" office:value-type="float" office:value="12.6086105675147" calcext:value-type="float">
            <text:p>12.6086105675147</text:p>
          </table:table-cell>
          <table:table-cell table:formula="of:=[.A20]/[.$F$2]" office:value-type="float" office:value="0.391389432485323" calcext:value-type="float">
            <text:p>0.391389432485323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$E$2]-[.C21]" office:value-type="float" office:value="12.6738421395956" calcext:value-type="float">
            <text:p>12.6738421395956</text:p>
          </table:table-cell>
          <table:table-cell table:formula="of:=[.A21]/[.$F$2]" office:value-type="float" office:value="0.326157860404436" calcext:value-type="float">
            <text:p>0.326157860404436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$E$2]-[.C22]" office:value-type="float" office:value="12.7390737116765" calcext:value-type="float">
            <text:p>12.7390737116765</text:p>
          </table:table-cell>
          <table:table-cell table:formula="of:=[.A22]/[.$F$2]" office:value-type="float" office:value="0.260926288323549" calcext:value-type="float">
            <text:p>0.260926288323549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$E$2]-[.C23]" office:value-type="float" office:value="12.8043052837573" calcext:value-type="float">
            <text:p>12.8043052837573</text:p>
          </table:table-cell>
          <table:table-cell table:formula="of:=[.A23]/[.$F$2]" office:value-type="float" office:value="0.195694716242661" calcext:value-type="float">
            <text:p>0.195694716242661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$E$2]-[.C24]" office:value-type="float" office:value="12.8695368558382" calcext:value-type="float">
            <text:p>12.8695368558382</text:p>
          </table:table-cell>
          <table:table-cell table:formula="of:=[.A24]/[.$F$2]" office:value-type="float" office:value="0.130463144161774" calcext:value-type="float">
            <text:p>0.130463144161774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$E$2]-[.C25]" office:value-type="float" office:value="12.9347684279191" calcext:value-type="float">
            <text:p>12.9347684279191</text:p>
          </table:table-cell>
          <table:table-cell table:formula="of:=[.A25]/[.$F$2]" office:value-type="float" office:value="0.0652315720808871" calcext:value-type="float">
            <text:p>0.065231572080887</text:p>
          </table:table-cell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$E$2]-[.C26]" office:value-type="float" office:value="13" calcext:value-type="float">
            <text:p>13</text:p>
          </table:table-cell>
          <table:table-cell table:formula="of:=[.A26]/[.$F$2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float" office:value="-1" calcext:value-type="float">
            <text:p>-1</text:p>
          </table:table-cell>
          <table:table-cell table:formula="of:=[.$E$2]-[.C27]" office:value-type="float" office:value="13.0652315720809" calcext:value-type="float">
            <text:p>13.0652315720809</text:p>
          </table:table-cell>
          <table:table-cell table:formula="of:=[.A27]/[.$F$2]" office:value-type="float" office:value="-0.0652315720808871" calcext:value-type="float">
            <text:p>-0.065231572080887</text:p>
          </table:table-cell>
          <table:table-cell table:number-columns-repeated="11"/>
        </table:table-row>
        <table:table-row table:style-name="ro2">
          <table:table-cell office:value-type="float" office:value="-2" calcext:value-type="float">
            <text:p>-2</text:p>
          </table:table-cell>
          <table:table-cell table:formula="of:=[.$E$2]-[.C28]" office:value-type="float" office:value="13.1304631441618" calcext:value-type="float">
            <text:p>13.1304631441618</text:p>
          </table:table-cell>
          <table:table-cell table:formula="of:=[.A28]/[.$F$2]" office:value-type="float" office:value="-0.130463144161774" calcext:value-type="float">
            <text:p>-0.130463144161774</text:p>
          </table:table-cell>
          <table:table-cell table:number-columns-repeated="11"/>
        </table:table-row>
        <table:table-row table:style-name="ro2">
          <table:table-cell office:value-type="float" office:value="-3" calcext:value-type="float">
            <text:p>-3</text:p>
          </table:table-cell>
          <table:table-cell table:formula="of:=[.$E$2]-[.C29]" office:value-type="float" office:value="13.1956947162427" calcext:value-type="float">
            <text:p>13.1956947162427</text:p>
          </table:table-cell>
          <table:table-cell table:formula="of:=[.A29]/[.$F$2]" office:value-type="float" office:value="-0.195694716242661" calcext:value-type="float">
            <text:p>-0.19569471624266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21:56:52.250919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1-10T16:30:36.672425715</dc:date>
    <meta:editing-duration>PT4H57M36S</meta:editing-duration>
    <meta:editing-cycles>104</meta:editing-cycles>
    <meta:generator>LibreOffice/5.2.7.2$Linux_X86_64 LibreOffice_project/20m0$Build-2</meta:generator>
    <meta:document-statistic meta:table-count="5" meta:cell-count="357" meta:object-count="0"/>
  </office:meta>
</office:document-meta>
</file>